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M Roman 12" svg:font-family="'LM Roman 12'" style:font-pitch="variable"/>
    <style:font-face style:name="LM Roman 7" svg:font-family="'LM Roman 7'" style:font-pitch="variable"/>
    <style:font-face style:name="Latin Modern Math" svg:font-family="'Latin Modern Math'" style:font-pitch="variable"/>
    <style:font-face style:name="TeXGyreTermes" svg:font-family="TeXGyreTermes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2" style:family="paragraph" style:parent-style-name="Text_20_body">
      <style:text-properties officeooo:paragraph-rsid="00577054"/>
    </style:style>
    <style:style style:name="P3" style:family="paragraph" style:parent-style-name="Standard" style:list-style-name="L4">
      <style:paragraph-properties fo:text-align="justify" style:justify-single-word="false"/>
      <style:text-properties fo:font-size="16pt" fo:font-weight="normal" officeooo:rsid="00577054" officeooo:paragraph-rsid="00577054" style:font-size-asian="16pt" style:font-weight-asian="normal" style:font-size-complex="16pt" style:font-weight-complex="normal"/>
    </style:style>
    <style:style style:name="P4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493979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Bitstream Charter"/>
    </style:style>
    <style:style style:name="P6" style:family="paragraph" style:parent-style-name="Standard">
      <style:paragraph-properties fo:text-align="justify" style:justify-single-word="false"/>
      <style:text-properties style:font-name="Bitstream Charter" fo:font-size="16pt" officeooo:rsid="0014f0f1" officeooo:paragraph-rsid="0014f0f1" style:font-size-asian="16pt" style:font-size-complex="16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Bitstream Charter" fo:font-size="16pt" officeooo:paragraph-rsid="001b6214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bold" officeooo:rsid="002307ef" officeooo:paragraph-rsid="002307e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bold" officeooo:rsid="003aa26a" officeooo:paragraph-rsid="003aa26a" style:font-size-asian="16pt" style:font-weight-asian="bold" style:font-size-complex="16pt" style:font-weight-complex="bold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bold" officeooo:rsid="003ae151" officeooo:paragraph-rsid="003ae151" style:font-size-asian="16pt" style:font-weight-asian="bold" style:font-size-complex="16pt" style:font-weight-complex="bold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bold" officeooo:rsid="00594f07" officeooo:paragraph-rsid="00594f07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Bitstream Charter"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Charter"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Bitstream Charter"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Bitstream Charter"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Charter"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7a5de1" officeooo:paragraph-rsid="007a5de1" style:font-size-asian="16pt" style:font-weight-asian="normal" style:font-size-complex="16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Charter"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7272c0" officeooo:paragraph-rsid="007272c0" style:font-size-asian="16pt" style:font-weight-asian="normal" style:font-size-complex="16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Bitstream Charter"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39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71e29" officeooo:paragraph-rsid="00371e29" style:font-size-asian="16pt" style:font-weight-asian="normal" style:font-size-complex="16pt" style:font-weight-complex="normal"/>
    </style:style>
    <style:style style:name="P40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90f54" officeooo:paragraph-rsid="00390f54" style:font-size-asian="16pt" style:font-weight-asian="normal" style:font-size-complex="16pt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aa26a" officeooo:paragraph-rsid="003aa26a" style:font-size-asian="16pt" style:font-weight-asian="normal" style:font-size-complex="16pt" style:font-weight-complex="normal"/>
    </style:style>
    <style:style style:name="P42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c86b5" officeooo:paragraph-rsid="003c86b5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Bitstream Charter" fo:font-size="16pt" fo:font-weight="normal" officeooo:rsid="003c86b5" officeooo:paragraph-rsid="00464521" style:font-size-asian="16pt" style:font-weight-asian="normal" style:font-size-complex="16pt" style:font-weight-complex="normal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72e395" officeooo:paragraph-rsid="0072e395" style:font-size-asian="16pt" style:font-weight-asian="normal" style:font-size-complex="16pt" style:font-weight-complex="normal"/>
    </style:style>
    <style:style style:name="P46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Bitstream Charter" fo:font-size="16pt" fo:font-weight="normal" officeooo:rsid="004234f3" officeooo:paragraph-rsid="004234f3" style:font-size-asian="16pt" style:font-weight-asian="normal" style:font-size-complex="16pt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64521" officeooo:paragraph-rsid="00464521" style:font-size-asian="16pt" style:font-weight-asian="normal" style:font-size-complex="16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6c3b6" officeooo:paragraph-rsid="0046c3b6" style:font-size-asian="16pt" style:font-weight-asian="normal" style:font-size-complex="16pt" style:font-weight-complex="normal"/>
    </style:style>
    <style:style style:name="P50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6f089" officeooo:paragraph-rsid="0046f089" style:font-size-asian="16pt" style:font-weight-asian="normal" style:font-size-complex="16pt" style:font-weight-complex="normal"/>
    </style:style>
    <style:style style:name="P51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93979" officeooo:paragraph-rsid="00493979" style:font-size-asian="16pt" style:font-weight-asian="normal" style:font-size-complex="16pt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93979" officeooo:paragraph-rsid="005ef70a" style:font-size-asian="16pt" style:font-weight-asian="normal" style:font-size-complex="16pt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f3118" officeooo:paragraph-rsid="004f3118" style:font-size-asian="16pt" style:font-weight-asian="normal" style:font-size-complex="16pt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a69cf" officeooo:paragraph-rsid="004ab59c" style:font-size-asian="16pt" style:font-weight-asian="normal" style:font-size-complex="16pt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532f51" officeooo:paragraph-rsid="00532f51" style:font-size-asian="16pt" style:font-weight-asian="normal" style:font-size-complex="16pt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594f07" officeooo:paragraph-rsid="00594f07" style:font-size-asian="16pt" style:font-weight-asian="normal" style:font-size-complex="16pt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597bc3" officeooo:paragraph-rsid="00597bc3" style:font-size-asian="16pt" style:font-weight-asian="normal" style:font-size-complex="16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5a97dc" officeooo:paragraph-rsid="005a97dc" style:font-size-asian="16pt" style:font-weight-asian="normal" style:font-size-complex="16pt" style:font-weight-complex="normal"/>
    </style:style>
    <style:style style:name="P59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7da0ff" officeooo:paragraph-rsid="007da0ff" style:font-size-asian="16pt" style:font-weight-asian="normal" style:font-size-complex="16pt" style:font-weight-complex="normal"/>
    </style:style>
    <style:style style:name="P60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fee14" officeooo:paragraph-rsid="002fee14" fo:background-color="#ffff00" style:font-size-asian="16pt" style:font-weight-asian="normal" style:font-size-complex="16pt" style:font-weight-complex="normal"/>
    </style:style>
    <style:style style:name="P61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32eaa0" officeooo:paragraph-rsid="0032eaa0" fo:background-color="#ffff00" style:font-size-asian="16pt" style:font-weight-asian="normal" style:font-size-complex="16pt" style:font-weight-complex="normal"/>
    </style:style>
    <style:style style:name="P62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3ae151" officeooo:paragraph-rsid="003ae151" fo:background-color="#ffff00" style:font-size-asian="16pt" style:font-weight-asian="normal" style:font-size-complex="16pt" style:font-weight-complex="normal"/>
    </style:style>
    <style:style style:name="P63" style:family="paragraph" style:parent-style-name="Standard" style:list-style-name="L3">
      <style:paragraph-properties fo:text-align="justify" style:justify-single-word="false"/>
      <style:text-properties style:font-name="Bitstream Charter" fo:font-size="16pt" fo:font-style="italic" fo:font-weight="normal" officeooo:rsid="002a36b7" officeooo:paragraph-rsid="002a36b7" style:font-size-asian="16pt" style:font-style-asian="italic" style:font-weight-asian="normal" style:font-size-complex="16pt" style:font-style-complex="italic" style:font-weight-complex="normal"/>
    </style:style>
    <style:style style:name="P64" style:family="paragraph" style:parent-style-name="Standard" style:list-style-name="L3">
      <style:paragraph-properties fo:text-align="justify" style:justify-single-word="false"/>
      <style:text-properties style:font-name="Bitstream Charter" fo:font-size="16pt" fo:font-style="italic" fo:font-weight="normal" officeooo:rsid="002bdde8" officeooo:paragraph-rsid="002bdde8" style:font-size-asian="16pt" style:font-style-asian="italic" style:font-weight-asian="normal" style:font-size-complex="16pt" style:font-style-complex="italic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Bitstream Charter" fo:font-size="16pt" fo:font-style="italic" fo:font-weight="normal" officeooo:rsid="003aa26a" officeooo:paragraph-rsid="003aa26a" style:font-size-asian="16pt" style:font-style-asian="italic" style:font-weight-asian="normal" style:font-size-complex="16pt" style:font-style-complex="italic" style:font-weight-complex="normal"/>
    </style:style>
    <style:style style:name="P66" style:family="paragraph" style:parent-style-name="Standard" style:list-style-name="L4">
      <style:paragraph-properties fo:text-align="justify" style:justify-single-word="false"/>
      <style:text-properties style:font-name="Bitstream Charter" fo:font-size="16pt" fo:font-style="italic" fo:font-weight="normal" officeooo:rsid="00594f07" officeooo:paragraph-rsid="00594f07" style:font-size-asian="16pt" style:font-style-asian="italic" style:font-weight-asian="normal" style:font-size-complex="16pt" style:font-style-complex="italic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style:font-name="Bitstream Charter" fo:font-size="16pt" fo:font-style="italic" fo:font-weight="normal" officeooo:rsid="003ae151" officeooo:paragraph-rsid="003ae151" style:font-size-asian="16pt" style:font-style-asian="italic" style:font-weight-asian="normal" style:font-size-complex="16pt" style:font-style-complex="italic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Bitstream Charter" fo:font-size="16pt" style:text-underline-style="none" fo:font-weight="normal" officeooo:rsid="004f5817" officeooo:paragraph-rsid="004f5817" style:font-size-asian="16pt" style:font-weight-asian="normal" style:font-size-complex="16pt" style:font-weight-complex="normal"/>
    </style:style>
    <style:style style:name="P69" style:family="paragraph" style:parent-style-name="Standard" style:list-style-name="L4">
      <style:paragraph-properties fo:text-align="justify" style:justify-single-word="false"/>
      <style:text-properties style:font-name="Bitstream Charter" fo:font-size="16pt" style:text-underline-style="none" fo:font-weight="normal" officeooo:rsid="00519540" officeooo:paragraph-rsid="00519540" style:font-size-asian="16pt" style:font-weight-asian="normal" style:font-size-complex="16pt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style:font-name="Bitstream Charter" fo:font-size="16pt" style:text-underline-style="none" fo:font-weight="normal" officeooo:rsid="00754151" officeooo:paragraph-rsid="00754151" style:font-size-asian="16pt" style:font-weight-asian="normal" style:font-size-complex="16pt" style:font-weight-complex="normal"/>
    </style:style>
    <style:style style:name="P71" style:family="paragraph" style:parent-style-name="Standard" style:list-style-name="L1">
      <style:text-properties style:font-name="Bitstream Charter"/>
    </style:style>
    <style:style style:name="P72" style:family="paragraph" style:parent-style-name="Standard" style:list-style-name="L3">
      <style:text-properties style:font-name="Bitstream Charter"/>
    </style:style>
    <style:style style:name="P73" style:family="paragraph" style:parent-style-name="Standard" style:list-style-name="L3">
      <style:paragraph-properties fo:text-align="justify" style:justify-single-word="false"/>
      <style:text-properties style:font-name="Bitstream Charter" fo:font-size="20pt" fo:font-weight="normal" officeooo:rsid="003ae151" officeooo:paragraph-rsid="003ae151" style:font-size-asian="16pt" style:font-weight-asian="normal" style:font-size-complex="16pt" style:font-weight-complex="normal"/>
    </style:style>
    <style:style style:name="P74" style:family="paragraph" style:parent-style-name="Standard" style:list-style-name="L4">
      <style:text-properties style:font-name="Bitstream Charter"/>
    </style:style>
    <style:style style:name="P75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Bitstream Charter" fo:letter-spacing="normal" fo:font-style="normal" fo:font-weight="normal"/>
    </style:style>
    <style:style style:name="P76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Bitstream Charter" fo:letter-spacing="normal" fo:font-style="normal" fo:font-weight="normal" officeooo:paragraph-rsid="004234f3"/>
    </style:style>
    <style:style style:name="P77" style:family="paragraph" style:parent-style-name="Standard">
      <style:paragraph-properties fo:padding="0in" fo:border="none"/>
      <style:text-properties style:font-name="Bitstream Charter"/>
    </style:style>
    <style:style style:name="P78" style:family="paragraph" style:parent-style-name="Text_20_body">
      <style:text-properties style:font-name="Bitstream Charter"/>
    </style:style>
    <style:style style:name="P79" style:family="paragraph" style:parent-style-name="Text_20_body">
      <style:text-properties style:font-name="Bitstream Charter" fo:font-size="16pt" fo:font-weight="bold" officeooo:rsid="001760c9" officeooo:paragraph-rsid="00577054" style:font-size-asian="16pt" style:font-weight-asian="bold" style:font-size-complex="16pt" style:font-weight-complex="bold"/>
    </style:style>
    <style:style style:name="P80" style:family="paragraph" style:parent-style-name="Text_20_body">
      <style:paragraph-properties fo:margin-top="0in" fo:margin-bottom="0in" loext:contextual-spacing="false"/>
      <style:text-properties style:font-name="Bitstream Charter" officeooo:paragraph-rsid="00464521"/>
    </style:style>
    <style:style style:name="P81" style:family="paragraph" style:parent-style-name="Text_20_body">
      <style:paragraph-properties fo:margin-top="0in" fo:margin-bottom="0in" loext:contextual-spacing="false"/>
      <style:text-properties style:font-name="Bitstream Charter" fo:font-weight="bold" officeooo:rsid="007344ad" officeooo:paragraph-rsid="007344ad" style:font-weight-asian="bold" style:font-weight-complex="bold"/>
    </style:style>
    <style:style style:name="P82" style:family="paragraph" style:parent-style-name="Text_20_body">
      <style:paragraph-properties fo:margin-top="0in" fo:margin-bottom="0in" loext:contextual-spacing="false"/>
      <style:text-properties style:font-name="Bitstream Charter" fo:font-weight="normal" officeooo:rsid="007344ad" officeooo:paragraph-rsid="007344ad" style:font-weight-asian="normal" style:font-weight-complex="normal"/>
    </style:style>
    <style:style style:name="P83" style:family="paragraph" style:parent-style-name="Text_20_body">
      <style:paragraph-properties fo:margin-top="0in" fo:margin-bottom="0in" loext:contextual-spacing="false"/>
      <style:text-properties style:font-name="Bitstream Charter" fo:font-size="16pt" fo:font-weight="bold" officeooo:rsid="00464521" officeooo:paragraph-rsid="00464521" style:font-size-asian="16pt" style:font-weight-asian="bold" style:font-size-complex="16pt" style:font-weight-complex="bold"/>
    </style:style>
    <style:style style:name="P84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5dcf15" officeooo:paragraph-rsid="0060939c" style:font-size-asian="16pt" style:font-size-complex="16pt"/>
    </style:style>
    <style:style style:name="P85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60939c" officeooo:paragraph-rsid="00609abd" style:font-size-asian="16pt" style:font-size-complex="16pt"/>
    </style:style>
    <style:style style:name="P86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609abd" officeooo:paragraph-rsid="00609abd" style:font-size-asian="16pt" style:font-size-complex="16pt"/>
    </style:style>
    <style:style style:name="P87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6190c9" officeooo:paragraph-rsid="006190c9" style:font-size-asian="16pt" style:font-size-complex="16pt"/>
    </style:style>
    <style:style style:name="P88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paragraph-rsid="006190c9" style:font-size-asian="16pt" style:font-size-complex="16pt"/>
    </style:style>
    <style:style style:name="P89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6389cc" officeooo:paragraph-rsid="006389cc" style:font-size-asian="16pt" style:font-size-complex="16pt"/>
    </style:style>
    <style:style style:name="P90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640ff8" officeooo:paragraph-rsid="00640ff8" style:font-size-asian="16pt" style:font-size-complex="16pt"/>
    </style:style>
    <style:style style:name="P91" style:family="paragraph" style:parent-style-name="Text_20_body">
      <style:paragraph-properties fo:margin-top="0in" fo:margin-bottom="0in" loext:contextual-spacing="false" fo:line-height="100%"/>
      <style:text-properties style:font-name="Bitstream Charter" fo:font-size="16pt" officeooo:rsid="00640ff8" officeooo:paragraph-rsid="00640ff8" style:font-size-asian="16pt" style:font-size-complex="16pt"/>
    </style:style>
    <style:style style:name="P92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officeooo:rsid="0060939c" officeooo:paragraph-rsid="0060939c"/>
    </style:style>
    <style:style style:name="P93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officeooo:paragraph-rsid="005dcf15"/>
    </style:style>
    <style:style style:name="P94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normal" fo:font-weight="normal"/>
    </style:style>
    <style:style style:name="P95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normal" fo:font-weight="bold" officeooo:rsid="004234f3" officeooo:paragraph-rsid="004234f3"/>
    </style:style>
    <style:style style:name="P96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normal" fo:font-weight="bold" officeooo:rsid="004234f3" officeooo:paragraph-rsid="004234f3" style:font-weight-asian="bold" style:font-weight-complex="bold"/>
    </style:style>
    <style:style style:name="P97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normal" fo:font-weight="bold"/>
    </style:style>
    <style:style style:name="P98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normal" style:text-underline-style="solid" style:text-underline-width="auto" style:text-underline-color="font-color" fo:font-weight="normal"/>
    </style:style>
    <style:style style:name="P99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italic" style:text-underline-style="solid" style:text-underline-width="auto" style:text-underline-color="font-color" fo:font-weight="normal"/>
    </style:style>
    <style:style style:name="P10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Bitstream Charter" fo:letter-spacing="normal" fo:font-style="normal" fo:font-weight="normal"/>
    </style:style>
    <style:style style:name="P101" style:family="paragraph" style:parent-style-name="Quotations">
      <style:paragraph-properties fo:margin-left="0in" fo:margin-right="0in" fo:widows="1" fo:text-indent="0in" style:auto-text-indent="false"/>
      <style:text-properties fo:font-variant="normal" fo:text-transform="none" fo:color="#222222" style:font-name="Bitstream Charter" fo:font-size="12pt" fo:letter-spacing="normal" fo:font-style="normal" fo:font-weight="normal"/>
    </style:style>
    <style:style style:name="P102" style:family="paragraph" style:parent-style-name="Quotations">
      <style:paragraph-properties fo:margin-left="0.8102in" fo:margin-right="0.3937in" fo:margin-top="0in" fo:margin-bottom="0in" loext:contextual-spacing="false" fo:widows="1" fo:text-indent="0in" style:auto-text-indent="false" fo:padding="0in" fo:border="none"/>
      <style:text-properties style:font-name="Bitstream Charter" fo:font-size="12pt"/>
    </style:style>
    <style:style style:name="P103" style:family="paragraph" style:parent-style-name="Heading_20_1">
      <style:paragraph-properties fo:text-align="center" style:justify-single-word="false"/>
      <style:text-properties style:font-name="Bitstream Charter"/>
    </style:style>
    <style:style style:name="P104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style:font-name="Bitstream Charter" fo:letter-spacing="normal" fo:font-style="normal" fo:font-weight="normal"/>
    </style:style>
    <style:style style:name="P105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style:font-name="Bitstream Charter" fo:letter-spacing="normal"/>
    </style:style>
    <style:style style:name="P106" style:family="paragraph" style:parent-style-name="Preformatted_20_Text">
      <style:paragraph-properties fo:margin-left="0.9846in" fo:margin-right="0in" fo:orphans="2" fo:widows="2" fo:text-indent="0in" style:auto-text-indent="false"/>
      <style:text-properties style:font-name="Bitstream Charter"/>
    </style:style>
    <style:style style:name="P107" style:family="paragraph" style:parent-style-name="Preformatted_20_Text">
      <style:paragraph-properties fo:margin-left="0.9846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style:font-name="Bitstream Charter" fo:letter-spacing="normal" fo:font-style="normal" fo:font-weight="normal"/>
    </style:style>
    <style:style style:name="P108" style:family="paragraph" style:parent-style-name="Heading_20_3">
      <style:paragraph-properties fo:text-align="center" style:justify-single-word="false"/>
      <style:text-properties style:font-name="Bitstream Charter"/>
    </style:style>
    <style:style style:name="P109" style:family="paragraph" style:parent-style-name="Text_20_body_20_indent">
      <style:paragraph-properties fo:padding="0in" fo:border="none"/>
      <style:text-properties style:font-name="Bitstream Charter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93979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affe3" style:font-style-asian="italic" style:font-weight-asian="bold" style:font-style-complex="italic" style:font-weight-complex="bold"/>
    </style:style>
    <style:style style:name="T11" style:family="text">
      <style:text-properties fo:font-style="italic" officeooo:rsid="004234f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ffe3" style:font-weight-asian="bold" style:font-weight-complex="bold"/>
    </style:style>
    <style:style style:name="T14" style:family="text">
      <style:text-properties fo:font-weight="bold" officeooo:rsid="005ef70a" style:font-weight-asian="bold" style:font-weight-complex="bold"/>
    </style:style>
    <style:style style:name="T15" style:family="text">
      <style:text-properties officeooo:rsid="002a1788"/>
    </style:style>
    <style:style style:name="T16" style:family="text">
      <style:text-properties officeooo:rsid="002f3dea"/>
    </style:style>
    <style:style style:name="T17" style:family="text">
      <style:text-properties officeooo:rsid="00336167"/>
    </style:style>
    <style:style style:name="T18" style:family="text">
      <style:text-properties officeooo:rsid="003affe3"/>
    </style:style>
    <style:style style:name="T19" style:family="text">
      <style:text-properties officeooo:rsid="004234f3"/>
    </style:style>
    <style:style style:name="T20" style:family="text">
      <style:text-properties officeooo:rsid="0046c3b6"/>
    </style:style>
    <style:style style:name="T21" style:family="text">
      <style:text-properties officeooo:rsid="0046f089"/>
    </style:style>
    <style:style style:name="T22" style:family="text">
      <style:text-properties officeooo:rsid="004a69cf"/>
    </style:style>
    <style:style style:name="T23" style:family="text">
      <style:text-properties officeooo:rsid="004ab59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4f5817"/>
    </style:style>
    <style:style style:name="T26" style:family="text">
      <style:text-properties style:text-underline-style="solid" style:text-underline-width="auto" style:text-underline-color="font-color" officeooo:rsid="005ef70a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5817" style:font-style-asian="normal" style:font-style-complex="normal"/>
    </style:style>
    <style:style style:name="T29" style:family="text">
      <style:text-properties fo:font-style="normal" fo:font-weight="normal"/>
    </style:style>
    <style:style style:name="T30" style:family="text">
      <style:text-properties officeooo:rsid="005dcf15"/>
    </style:style>
    <style:style style:name="T31" style:family="text">
      <style:text-properties officeooo:rsid="005ef70a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officeooo:rsid="005dcf15" style:font-size-asian="16pt" style:font-size-complex="16pt"/>
    </style:style>
    <style:style style:name="T34" style:family="text">
      <style:text-properties fo:font-size="16pt" officeooo:rsid="0060939c" style:font-size-asian="16pt" style:font-size-complex="16pt"/>
    </style:style>
    <style:style style:name="T35" style:family="text">
      <style:text-properties officeooo:rsid="006190c9"/>
    </style:style>
    <style:style style:name="T36" style:family="text">
      <style:text-properties officeooo:rsid="0066c88a"/>
    </style:style>
    <style:style style:name="T37" style:family="text">
      <style:text-properties officeooo:rsid="006bd753"/>
    </style:style>
    <style:style style:name="T38" style:family="text">
      <style:text-properties officeooo:rsid="007081be"/>
    </style:style>
    <style:style style:name="T39" style:family="text">
      <style:text-properties officeooo:rsid="007272c0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7344ad"/>
    </style:style>
    <style:style style:name="T42" style:family="text">
      <style:text-properties officeooo:rsid="00754151"/>
    </style:style>
    <style:style style:name="T43" style:family="text">
      <style:text-properties officeooo:rsid="007694c6"/>
    </style:style>
    <style:style style:name="T44" style:family="text">
      <style:text-properties officeooo:rsid="0078ee3f"/>
    </style:style>
    <style:style style:name="T45" style:family="text">
      <style:text-properties officeooo:rsid="007acbc0"/>
    </style:style>
    <style:style style:name="T46" style:family="text">
      <style:text-properties style:font-name="Latin Modern Math"/>
    </style:style>
    <style:style style:name="T47" style:family="text">
      <style:text-properties style:font-name="Latin Modern Math" officeooo:rsid="004234f3"/>
    </style:style>
    <style:style style:name="T48" style:family="text">
      <style:text-properties style:font-name="Latin Modern Math" fo:font-style="italic"/>
    </style:style>
    <style:style style:name="T49" style:family="text">
      <style:text-properties style:font-name="Latin Modern Math" fo:font-style="italic" officeooo:rsid="004234f3"/>
    </style:style>
    <style:style style:name="T50" style:family="text">
      <style:text-properties style:font-name="Latin Modern Math" officeooo:rsid="0046c3b6"/>
    </style:style>
    <style:style style:name="T51" style:family="text">
      <style:text-properties style:font-name="Latin Modern Math" officeooo:rsid="007344ad"/>
    </style:style>
    <style:style style:name="T52" style:family="text">
      <style:text-properties style:font-name="Abyssinica SIL"/>
    </style:style>
    <style:style style:name="T53" style:family="text">
      <style:text-properties style:font-name="Abyssinica SIL" officeooo:rsid="004234f3"/>
    </style:style>
    <style:style style:name="T54" style:family="text">
      <style:text-properties style:font-name="Abyssinica SIL" fo:font-style="italic"/>
    </style:style>
    <style:style style:name="T55" style:family="text">
      <style:text-properties style:font-name="Abyssinica SIL" fo:font-style="italic" officeooo:rsid="004234f3"/>
    </style:style>
    <style:style style:name="T56" style:family="text">
      <style:text-properties style:font-name="Abyssinica SIL" officeooo:rsid="0046c3b6"/>
    </style:style>
    <style:style style:name="T57" style:family="text">
      <style:text-properties style:font-name="Abyssinica SIL" officeooo:rsid="007344ad"/>
    </style:style>
    <style:style style:name="T58" style:family="text">
      <style:text-properties style:font-name="Bitstream Charter"/>
    </style:style>
    <style:style style:name="T59" style:family="text">
      <style:text-properties style:font-name="Bitstream Charter" officeooo:rsid="004234f3"/>
    </style:style>
    <style:style style:name="T60" style:family="text">
      <style:text-properties style:font-name="Bitstream Charter" fo:font-style="italic"/>
    </style:style>
    <style:style style:name="T61" style:family="text">
      <style:text-properties style:font-name="Bitstream Charter" fo:font-style="italic" officeooo:rsid="004234f3"/>
    </style:style>
    <style:style style:name="T62" style:family="text">
      <style:text-properties style:font-name="Bitstream Charter" fo:font-style="italic" officeooo:rsid="00804f7e" style:font-style-asian="italic" style:font-style-complex="italic"/>
    </style:style>
    <style:style style:name="T63" style:family="text">
      <style:text-properties style:font-name="Bitstream Charter" officeooo:rsid="0046c3b6"/>
    </style:style>
    <style:style style:name="T64" style:family="text">
      <style:text-properties style:font-name="Bitstream Charter" officeooo:rsid="007344ad"/>
    </style:style>
    <style:style style:name="T65" style:family="text">
      <style:text-properties officeooo:rsid="007f5053"/>
    </style:style>
    <style:style style:name="T66" style:family="text">
      <style:text-properties officeooo:rsid="00804f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3" text:outline-level="1">Notes</text:h>
      <text:p text:style-name="P6"/>
      <text:p text:style-name="P2"><text:span text:style-name="T58">Chapter 1 &amp;2: Covered by </text:span><text:a xlink:type="simple" xlink:href="https://www.youtube.com/playlist?list=PLGLfVvz_LVvSaXCpKS395wbCcmsmgRea7" text:style-name="Internet_20_link" text:visited-style-name="Visited_20_Internet_20_Link"><text:span text:style-name="T58">youtube videos</text:span></text:a><text:span text:style-name="T58"> </text:span></text:p>
      <text:p text:style-name="P79">Chapter 3: Operators</text:p>
      <text:p text:style-name="P8"/>
      <text:list xml:id="list8129347087420606619" text:style-name="L1">
        <text:list-item>
          <text:p text:style-name="P16">Categories</text:p>
          <text:list>
            <text:list-item>
              <text:p text:style-name="P16">mathematical</text:p>
              <text:list>
                <text:list-item>
                  <text:p text:style-name="P71">+, -, *, /, %, ++, - -</text:p>
                  <text:list>
                    <text:list-item>
                      <text:p text:style-name="P16">note, differences in incremental change operator:</text:p>
                      <text:list>
                        <text:list-item>
                          <text:p text:style-name="P16">a = j++ // same as a = j ; j = j +1</text:p>
                        </text:list-item>
                        <text:list-item>
                          <text:p text:style-name="P16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relational</text:p>
              <text:list>
                <text:list-item>
                  <text:p text:style-name="P71">==, !=, &lt;, &lt;=, &gt;, &gt;=</text:p>
                </text:list-item>
                <text:list-item>
                  <text:p text:style-name="P16">be careful with only one = for ==,</text:p>
                  <text:list>
                    <text:list-item>
                      <text:p text:style-name="P16">if (a = 3) {BLOCK} will always execute since a is not 0 (0 is false)</text:p>
                    </text:list-item>
                  </text:list>
                </text:list-item>
                <text:list-item>
                  <text:p text:style-name="P18">No boolean type, everything except 0 is True</text:p>
                </text:list-item>
              </text:list>
            </text:list-item>
            <text:list-item>
              <text:p text:style-name="P16">logical</text:p>
              <text:list>
                <text:list-item>
                  <text:p text:style-name="P71">&amp;&amp;, | |, !</text:p>
                </text:list-item>
              </text:list>
            </text:list-item>
            <text:list-item>
              <text:p text:style-name="P16">bitwise</text:p>
              <text:list>
                <text:list-item>
                  <text:p text:style-name="P18">these are applied to one or two integers (same size obviously) , comparing bit by bit <text:s/></text:p>
                </text:list-item>
                <text:list-item>
                  <text:p text:style-name="P71">&amp;, |, ^, ~, &gt;&gt;, &lt;&lt;</text:p>
                </text:list-item>
                <text:list-item>
                  <text:p text:style-name="P18">and, or, xor, negate, shift right (lose right most bit and add a 0 at left), shift left (lose left most, add 0 to right most)</text:p>
                </text:list-item>
                <text:list-item>
                  <text:p text:style-name="P19">So 1111 &amp; 0100 is 0100</text:p>
                </text:list-item>
                <text:list-item>
                  <text:p text:style-name="P19">1111 | 0100 is 1111</text:p>
                </text:list-item>
                <text:list-item>
                  <text:p text:style-name="P19">1111 &gt;&gt; <text:span text:style-name="T44">1 </text:span>is 0111</text:p>
                </text:list-item>
                <text:list-item>
                  <text:p text:style-name="P19">1111 &lt;&lt; <text:s/><text:span text:style-name="T44">1 </text:span>is 1110</text:p>
                </text:list-item>
                <text:list-item>
                  <text:p text:style-name="P19">1111 ^ 0100 is 1011</text:p>
                </text:list-item>
                <text:list-item>
                  <text:p text:style-name="P19">~ 1111 is 0000</text:p>
                </text:list-item>
              </text:list>
            </text:list-item>
            <text:list-item>
              <text:p text:style-name="P16">assignment</text:p>
              <text:list>
                <text:list-item>
                  <text:p text:style-name="P18">special assignment +=, -=, *=, /=, &gt;&gt;=, &lt;&lt;=, &amp;=, ^=, </text:p>
                </text:list-item>
                <text:list-item>
                  <text:p text:style-name="P18">a bit more efficient machine code, don’t overuse</text:p>
                </text:list-item>
              </text:list>
            </text:list-item>
          </text:list>
        </text:list-item>
        <text:list-item>
          <text:p text:style-name="P16"><text:soft-page-break/>Operators are either unary or binary</text:p>
          <text:list>
            <text:list-item>
              <text:p text:style-name="P16">unary ex: -</text:p>
            </text:list-item>
            <text:list-item>
              <text:p text:style-name="P16">binary ex: +</text:p>
            </text:list-item>
            <text:list-item>
              <text:p text:style-name="P16">ternary:</text:p>
              <text:list>
                <text:list-item>
                  <text:p text:style-name="P16">only one of these</text:p>
                </text:list-item>
                <text:list-item>
                  <text:p text:style-name="P16">“Conditional operator”</text:p>
                </text:list-item>
                <text:list-item>
                  <text:p text:style-name="P16">max = x &gt; y ? x : y</text:p>
                </text:list-item>
                <text:list-item>
                  <text:p text:style-name="P16">same as, with symbol &amp;, &amp;(x&gt;y, x, y). See, it’s trinary!</text:p>
                </text:list-item>
              </text:list>
            </text:list-item>
          </text:list>
        </text:list-item>
      </text:list>
      <text:p text:style-name="P17"/>
      <text:p text:style-name="P17"/>
      <text:p text:style-name="P78">Chapter 4</text:p>
      <text:p text:style-name="P20"/>
      <text:p text:style-name="P78">This stuff is easy: if, else if, else, while loops, do while loops, for loops, switch statement.</text:p>
      <text:p text:style-name="P20"/>
      <text:p text:style-name="P78">Chapter 5: Compound Data Types</text:p>
      <text:p text:style-name="P9"/>
      <text:list xml:id="list5943974605528955174" text:style-name="L2">
        <text:list-item>
          <text:p text:style-name="P21">Arrays</text:p>
          <text:list>
            <text:list-item>
              <text:p text:style-name="P21">fixed length and of one type, can have arrays of structures</text:p>
            </text:list-item>
            <text:list-item>
              <text:p text:style-name="P21">nice thing is random access (access is constant time)</text:p>
            </text:list-item>
            <text:list-item>
              <text:p text:style-name="P21">Multi <text:span text:style-name="T17">dimensional</text:span> arrays</text:p>
              <text:list>
                <text:list-item>
                  <text:p text:style-name="P21">1d array is just sequence of scalar objects</text:p>
                </text:list-item>
                <text:list-item>
                  <text:p text:style-name="P21">2d is sequence of 1 <text:span text:style-name="T17">dimensional</text:span> array</text:p>
                </text:list-item>
                <text:list-item>
                  <text:p text:style-name="P21">kth <text:span text:style-name="T45">dimensional array</text:span> is a sequence of k-1 <text:span text:style-name="T17">dimensional</text:span> arrays</text:p>
                </text:list-item>
                <text:list-item>
                  <text:p text:style-name="P21">Syntax:</text:p>
                  <text:list>
                    <text:list-item>
                      <text:p text:style-name="P22">type name[size] = {&lt;type instance 1&gt;, …, &lt;type instance size&gt;};</text:p>
                      <text:list>
                        <text:list-item>
                          <text:p text:style-name="P22">you can’t declare easily after the initialization. Then it’s cell by cell changes.</text:p>
                        </text:list-item>
                      </text:list>
                    </text:list-item>
                    <text:list-item>
                      <text:p text:style-name="P21"><text:span text:style-name="T1">int </text:span>a<text:span text:style-name="T1">[][2]</text:span> = {<text:span text:style-name="T1">{</text:span>1,<text:span text:style-name="T1">3},</text:span> {<text:span text:style-name="T1">4</text:span>, 2, }};</text:p>
                    </text:list-item>
                    <text:list-item>
                      <text:p text:style-name="P23">so a[1][0] is 4</text:p>
                    </text:list-item>
                    <text:list-item>
                      <text:p text:style-name="P23">3d</text:p>
                      <text:list>
                        <text:list-item>
                          <text:p text:style-name="P7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23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Strings</text:p>
          <text:list>
            <text:list-item>
              <text:p text:style-name="P23"><text:soft-page-break/>an array of characters with the last being the null byte “\0”</text:p>
            </text:list-item>
            <text:list-item>
              <text:p text:style-name="P23">allows for easy other functions and so we can tell when the string ends…</text:p>
            </text:list-item>
            <text:list-item>
              <text:p text:style-name="P23">also allows a variable length string</text:p>
            </text:list-item>
            <text:list-item>
              <text:p text:style-name="P23">string.h contains some functions</text:p>
              <text:list>
                <text:list-item>
                  <text:p text:style-name="P23">strcpy</text:p>
                </text:list-item>
                <text:list-item>
                  <text:p text:style-name="P23">strcat</text:p>
                </text:list-item>
                <text:list-item>
                  <text:p text:style-name="P23">memcpy (copy of a certain size)</text:p>
                </text:list-item>
                <text:list-item>
                  <text:p text:style-name="P23">strcmp</text:p>
                </text:list-item>
                <text:list-item>
                  <text:p text:style-name="P23">memcmp</text:p>
                </text:list-item>
              </text:list>
            </text:list-item>
            <text:list-item>
              <text:p text:style-name="P23">In core formating</text:p>
              <text:list>
                <text:list-item>
                  <text:p text:style-name="P23">%d is integer</text:p>
                </text:list-item>
                <text:list-item>
                  <text:p text:style-name="P23">%f is float</text:p>
                </text:list-item>
                <text:list-item>
                  <text:p text:style-name="P23">%s is string</text:p>
                </text:list-item>
                <text:list-item>
                  <text:p text:style-name="P24">sprintf (same with sscanf)</text:p>
                  <text:list>
                    <text:list-item>
                      <text:p text:style-name="P24">this prints out something and the stores it in first argument</text:p>
                    </text:list-item>
                    <text:list-item>
                      <text:p text:style-name="P24">sprintf(astring, “hi %d”, 3) <text:s/>will store astring as “hi 3”</text:p>
                    </text:list-item>
                  </text:list>
                </text:list-item>
                <text:list-item>
                  <text:p text:style-name="P24">If a string is stored as var x, and you printout x+1, then it will print the string excluding the first letter</text:p>
                  <text:list>
                    <text:list-item>
                      <text:p text:style-name="P24">char x[] = “hello”; // <text:span text:style-name="T39">or char *x = “hello”?</text:span></text:p>
                    </text:list-item>
                    <text:list-item>
                      <text:p text:style-name="P24">printf(“%s and %s\n”, x + 1, x+2);</text:p>
                      <text:list>
                        <text:list-item>
                          <text:p text:style-name="P24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24">Note that to store string with scanf, no pointer</text:p>
                  <text:list>
                    <text:list-item>
                      <text:p text:style-name="P24">char name[10];</text:p>
                    </text:list-item>
                    <text:list-item>
                      <text:p text:style-name="P24">scanf(“%s”, name );</text:p>
                    </text:list-item>
                  </text:list>
                </text:list-item>
                <text:list-item>
                  <text:p text:style-name="P26"><text:span text:style-name="T40">Know that strings are weird. You can use char *str without mallocing in any case with is unusual.</text:span> </text:p>
                </text:list-item>
              </text:list>
            </text:list-item>
          </text:list>
        </text:list-item>
        <text:list-item>
          <text:p text:style-name="P21">Structures <text:span text:style-name="T36">(Structs)</text:span></text:p>
          <text:list>
            <text:list-item>
              <text:p text:style-name="P24">Data record, fixed size collection of different variables, </text:p>
              <text:list>
                <text:list-item>
                  <text:p text:style-name="P24">Access “members” (the variables in the structure) with .</text:p>
                </text:list-item>
                <text:list-item>
                  <text:p text:style-name="P24">Syntax</text:p>
                  <text:list>
                    <text:list-item>
                      <text:p text:style-name="P24">struct aName{</text:p>
                      <text:list>
                        <text:list-item>
                          <text:p text:style-name="P24">char first[20];</text:p>
                        </text:list-item>
                        <text:list-item>
                          <text:p text:style-name="P24">int num;</text:p>
                        </text:list-item>
                        <text:list-item>
                          <text:p text:style-name="P24">float age;</text:p>
                        </text:list-item>
                      </text:list>
                    </text:list-item>
                    <text:list-item>
                      <text:p text:style-name="P24"><text:soft-page-break/>}; //&lt;&lt;&lt;need semicolon</text:p>
                    </text:list-item>
                    <text:list-item>
                      <text:p text:style-name="P24">struct aName bob = {“hello”, 2, 3.1415};</text:p>
                    </text:list-item>
                    <text:list-item>
                      <text:p text:style-name="P24">bob.num</text:p>
                    </text:list-item>
                    <text:list-item>
                      <text:p text:style-name="P24">bob.age</text:p>
                    </text:list-item>
                    <text:list-item>
                      <text:p text:style-name="P24">bob.first</text:p>
                    </text:list-item>
                  </text:list>
                </text:list-item>
              </text:list>
            </text:list-item>
            <text:list-item>
              <text:p text:style-name="P27">Slightly Complex Example</text:p>
              <text:list>
                <text:list-item>
                  <text:p text:style-name="P28">just has a struct inside it</text:p>
                </text:list-item>
                <text:list-item>
                  <text:p text:style-name="P28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p text:style-name="P78">Chapter <text:span text:style-name="T5">6: Functions</text:span></text:p>
      <text:p text:style-name="P10"/>
      <text:list xml:id="list3148359288448007388" text:style-name="L3">
        <text:list-item>
          <text:p text:style-name="P11"><text:span text:style-name="T38">Overview: </text:span>C is procedural</text:p>
          <text:list>
            <text:list-item>
              <text:p text:style-name="P11">it’s building blocks are functions</text:p>
            </text:list-item>
            <text:list-item>
              <text:p text:style-name="P11">Functions have scope</text:p>
            </text:list-item>
            <text:list-item>
              <text:p text:style-name="P11">Memory is automatic , static or global</text:p>
            </text:list-item>
          </text:list>
        </text:list-item>
        <text:list-item>
          <text:p text:style-name="P29">Functions are defined at file scope</text:p>
          <text:list>
            <text:list-item>
              <text:p text:style-name="P29">can’t nest functions</text:p>
            </text:list-item>
            <text:list-item>
              <text:p text:style-name="P29">enclosed in braces {}</text:p>
            </text:list-item>
            <text:list-item>
              <text:p text:style-name="P29">May take arguments and return a value; name should suggest meaning</text:p>
            </text:list-item>
          </text:list>
        </text:list-item>
        <text:list-item>
          <text:p text:style-name="P11">Value semantics</text:p>
          <text:list>
            <text:list-item>
              <text:p text:style-name="P29">arguments of a function are copied, so you can change those variables inside the function and it would have <text:span text:style-name="T7">no</text:span> change outside the function</text:p>
            </text:list-item>
            <text:list-item>
              <text:p text:style-name="P29">The return is also a <text:span text:style-name="T12">copy </text:span>of the return thing</text:p>
            </text:list-item>
            <text:list-item>
              <text:p text:style-name="P29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29">Void keyword has 2 functions</text:p>
          <text:list>
            <text:list-item>
              <text:p text:style-name="P29">specify that a function has no return value</text:p>
              <text:list>
                <text:list-item>
                  <text:p text:style-name="P29">this makes it what is called a procedure in other languages</text:p>
                </text:list-item>
              </text:list>
            </text:list-item>
            <text:list-item>
              <text:p text:style-name="P29">Disallow arguments</text:p>
              <text:list>
                <text:list-item>
                  <text:p text:style-name="P29">int func(void)</text:p>
                  <text:list>
                    <text:list-item>
                      <text:p text:style-name="P72"><text:soft-page-break/>{</text:p>
                    </text:list-item>
                    <text:list-item>
                      <text:p text:style-name="P29">return 3;</text:p>
                    </text:list-item>
                    <text:list-item>
                      <text:p text:style-name="P72">}</text:p>
                    </text:list-item>
                  </text:list>
                </text:list-item>
                <text:list-item>
                  <text:p text:style-name="P29">This ^ does not allow any inputs to the function.</text:p>
                </text:list-item>
              </text:list>
            </text:list-item>
          </text:list>
        </text:list-item>
        <text:list-item>
          <text:p text:style-name="P30">Functions should be declared or defined before called</text:p>
          <text:list>
            <text:list-item>
              <text:p text:style-name="P30">separation of declaration and definition allows you to call functions from different files</text:p>
            </text:list-item>
            <text:list-item>
              <text:p text:style-name="P30">Prototype (or declaration)</text:p>
            </text:list-item>
            <text:list-item>
              <text:p text:style-name="P30">Ex:</text:p>
            </text:list-item>
            <text:list-item>
              <text:p text:style-name="P30">float ave(int, int); //declaration or prototype</text:p>
            </text:list-item>
            <text:list-item>
              <text:p text:style-name="P30">int main () {calls ave}</text:p>
            </text:list-item>
            <text:list-item>
              <text:p text:style-name="P30">ave (int a, int b){…} //definition</text:p>
            </text:list-item>
          </text:list>
        </text:list-item>
        <text:list-item>
          <text:p text:style-name="P30">Multiple File Usage</text:p>
          <text:list>
            <text:list-item>
              <text:p text:style-name="P30">3 files</text:p>
            </text:list-item>
            <text:list-item>
              <text:p text:style-name="P30">mystuff.h</text:p>
              <text:list>
                <text:list-item>
                  <text:p text:style-name="P30">float ave(int, int); //declaration</text:p>
                </text:list-item>
              </text:list>
            </text:list-item>
            <text:list-item>
              <text:p text:style-name="P30">mystuff.c</text:p>
              <text:list>
                <text:list-item>
                  <text:p text:style-name="P31">#include “mystuff.h”</text:p>
                </text:list-item>
                <text:list-item>
                  <text:p text:style-name="P30">float ave(int a, int b) {..implementation}</text:p>
                </text:list-item>
              </text:list>
            </text:list-item>
            <text:list-item>
              <text:p text:style-name="P31">fun3.c</text:p>
              <text:list>
                <text:list-item>
                  <text:p text:style-name="P31">#include &lt;stdio.h&gt;</text:p>
                </text:list-item>
                <text:list-item>
                  <text:p text:style-name="P31">#include “mystuff.h”</text:p>
                </text:list-item>
                <text:list-item>
                  <text:p text:style-name="P31">int main() {</text:p>
                  <text:list>
                    <text:list-item>
                      <text:p text:style-name="P31">ave(x,y);</text:p>
                    </text:list-item>
                    <text:list-item>
                      <text:p text:style-name="P72">}</text:p>
                    </text:list-item>
                  </text:list>
                </text:list-item>
              </text:list>
            </text:list-item>
            <text:list-item>
              <text:p text:style-name="P31">Scope</text:p>
              <text:list>
                <text:list-item>
                  <text:p text:style-name="P31">C is a “block” scope language</text:p>
                </text:list-item>
                <text:list-item>
                  <text:p text:style-name="P31">3 types of scope</text:p>
                  <text:list>
                    <text:list-item>
                      <text:p text:style-name="P31">local scope: variable only seen inside {block}</text:p>
                      <text:list>
                        <text:list-item>
                          <text:p text:style-name="P31">in functions and loops and if statements <text:span text:style-name="T15">or inside ANY {block}</text:span></text:p>
                        </text:list-item>
                      </text:list>
                    </text:list-item>
                    <text:list-item>
                      <text:p text:style-name="P31">File scope</text:p>
                      <text:list>
                        <text:list-item>
                          <text:p text:style-name="P31">Outside of a func, from there until end of file</text:p>
                        </text:list-item>
                        <text:list-item>
                          <text:p text:style-name="P31">ex: functions themselves</text:p>
                        </text:list-item>
                      </text:list>
                    </text:list-item>
                    <text:list-item>
                      <text:p text:style-name="P31">Program scope</text:p>
                      <text:list>
                        <text:list-item>
                          <text:p text:style-name="P32"><text:soft-page-break/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31">Other, not relevant ones too</text:p>
                    </text:list-item>
                    <text:list-item>
                      <text:p text:style-name="P32">General rule:</text:p>
                      <text:list>
                        <text:list-item>
                          <text:p text:style-name="P32">1. If a name not <text:span text:style-name="T10">yet </text:span><text:span text:style-name="T13">(it can be defined later!, see Expirementation/scope.c) </text:span>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32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Variables</text:p>
              <text:list>
                <text:list-item>
                  <text:p text:style-name="P32">Automatic <text:span text:style-name="T18">Variables</text:span></text:p>
                  <text:list>
                    <text:list-item>
                      <text:p text:style-name="P33">allocated on the program stack (so they are used and then discarded)</text:p>
                    </text:list-item>
                    <text:list-item>
                      <text:p text:style-name="P33"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63">Precisely those variables defined inside a block without the keyword “static”</text:p>
                    </text:list-item>
                  </text:list>
                </text:list-item>
                <text:list-item>
                  <text:p text:style-name="P34">Static variables</text:p>
                  <text:list>
                    <text:list-item>
                      <text:p text:style-name="P34">Not on stack; in special data area</text:p>
                    </text:list-item>
                    <text:list-item>
                      <text:p text:style-name="P64">Precisely variables in “file scope” or variables in a block declared with keyword “static”</text:p>
                    </text:list-item>
                    <text:list-item>
                      <text:p text:style-name="P73">These variables are initialized <text:span text:style-name="T9">only once</text:span>, sometimes during the startup of the program</text:p>
                    </text:list-item>
                    <text:list-item>
                      <text:p text:style-name="P34">example:</text:p>
                      <text:list>
                        <text:list-item>
                          <text:p text:style-name="P34">int count() {</text:p>
                          <text:list>
                            <text:list-item>
                              <text:p text:style-name="P34">static x = 0;</text:p>
                            </text:list-item>
                            <text:list-item>
                              <text:p text:style-name="P34">x++;</text:p>
                            </text:list-item>
                            <text:list-item>
                              <text:p text:style-name="P34">return x;</text:p>
                            </text:list-item>
                            <text:list-item>
                              <text:p text:style-name="P72">}</text:p>
                            </text:list-item>
                          </text:list>
                        </text:list-item>
                        <text:list-item>
                          <text:p text:style-name="P34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34">Global variables</text:p>
                  <text:list>
                    <text:list-item>
                      <text:p text:style-name="P34">these have “program scope”</text:p>
                    </text:list-item>
                    <text:list-item>
                      <text:p text:style-name="P34"><text:soft-page-break/>All variables outside of functions have program scope unless explicitly restricted </text:p>
                      <text:list>
                        <text:list-item>
                          <text:p text:style-name="P35">to restrict it, use keyword “static”</text:p>
                        </text:list-item>
                        <text:list-item>
                          <text:p text:style-name="P35">ex:</text:p>
                          <text:list>
                            <text:list-item>
                              <text:p text:style-name="P35">(File.c)</text:p>
                            </text:list-item>
                            <text:list-item>
                              <text:p text:style-name="P35">int y<text:span text:style-name="T16">=4</text:span>;</text:p>
                            </text:list-item>
                            <text:list-item>
                              <text:p text:style-name="P35">static int x;</text:p>
                            </text:list-item>
                            <text:list-item>
                              <text:p text:style-name="P35">int func(){}</text:p>
                            </text:list-item>
                            <text:list-item>
                              <text:p text:style-name="P35">int main(){return 0;}</text:p>
                            </text:list-item>
                          </text:list>
                        </text:list-item>
                        <text:list-item>
                          <text:p text:style-name="P35">x is file scope but not program scope</text:p>
                        </text:list-item>
                        <text:list-item>
                          <text:p text:style-name="P36">To use ex:</text:p>
                          <text:list>
                            <text:list-item>
                              <text:p text:style-name="P36">File1.c</text:p>
                            </text:list-item>
                            <text:list-item>
                              <text:p text:style-name="P36">extern int y;</text:p>
                              <text:list>
                                <text:list-item>
                                  <text:p text:style-name="P37">you only use the keyword “extern” if you are not in a function or block</text:p>
                                </text:list-item>
                                <text:list-item>
                                  <text:p text:style-name="P37"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36">printf(%d, y)</text:p>
                            </text:list-item>
                          </text:list>
                        </text:list-item>
                        <text:list-item>
                          <text:p text:style-name="P36">compile: gcc File.c File1.c -o output</text:p>
                        </text:list-item>
                        <text:list-item>
                          <text:p text:style-name="P36">run: ./output</text:p>
                        </text:list-item>
                      </text:list>
                    </text:list-item>
                    <text:list-item>
                      <text:p text:style-name="P36">You can do this to hide data when calling from other files</text:p>
                      <text:list>
                        <text:list-item>
                          <text:p text:style-name="P36">do static int func() {}</text:p>
                        </text:list-item>
                        <text:list-item>
                          <text:p text:style-name="P36">static var x;</text:p>
                        </text:list-item>
                        <text:list-item>
                          <text:p text:style-name="P36">static struct </text:p>
                        </text:list-item>
                      </text:list>
                    </text:list-item>
                    <text:list-item>
                      <text:p text:style-name="P36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60">Stack example, ideas</text:p>
              <text:list>
                <text:list-item>
                  <text:p text:style-name="P61">make sure to include the implementation you either</text:p>
                  <text:list>
                    <text:list-item>
                      <text:p text:style-name="P61">1. create a header file <text:span text:style-name="T43">file1.h</text:span> and #include that header file file1.h into file1.c <text:span text:style-name="T43">(#include “file1.h”)</text:span>and then just include the header file in use_file.c</text:p>
                    </text:list-item>
                    <text:list-item>
                      <text:p text:style-name="P61">OR… 2. just make the implementation file1.c and #include “file1.c” in use_file.c</text:p>
                    </text:list-item>
                  </text:list>
                </text:list-item>
                <text:list-item>
                  <text:p text:style-name="P62">To compile with 1:</text:p>
                  <text:list>
                    <text:list-item>
                      <text:p text:style-name="P62">gcc -c file1.c use_file.c</text:p>
                    </text:list-item>
                    <text:list-item>
                      <text:p text:style-name="P62">gcc file1.o use_file.o</text:p>
                    </text:list-item>
                  </text:list>
                </text:list-item>
                <text:list-item>
                  <text:p text:style-name="P62"><text:soft-page-break/>To compile with 2:</text:p>
                  <text:list>
                    <text:list-item>
                      <text:p text:style-name="P62">gcc use_file.c</text:p>
                    </text:list-item>
                  </text:list>
                </text:list-item>
                <text:list-item>
                  <text:p text:style-name="P62">The use of header is good practice</text:p>
                </text:list-item>
              </text:list>
            </text:list-item>
          </text:list>
        </text:list-item>
      </text:list>
      <text:p text:style-name="P38"/>
      <text:p text:style-name="P78">Chapter 7</text:p>
      <text:p text:style-name="P12"/>
      <text:list xml:id="list7634957528404783922" text:style-name="L4">
        <text:list-item>
          <text:p text:style-name="P39">Overview</text:p>
          <text:list>
            <text:list-item>
              <text:p text:style-name="P39">It’s all about indirection</text:p>
            </text:list-item>
            <text:list-item>
              <text:p text:style-name="P39">Simulating call by reference</text:p>
            </text:list-item>
            <text:list-item>
              <text:p text:style-name="P39">Command line arguments</text:p>
            </text:list-item>
            <text:list-item>
              <text:p text:style-name="P39">Heap variables (dynamic memory)</text:p>
            </text:list-item>
          </text:list>
        </text:list-item>
        <text:list-item>
          <text:p text:style-name="P39">2 operators</text:p>
          <text:list>
            <text:list-item>
              <text:p text:style-name="P39">&amp;: address of</text:p>
            </text:list-item>
            <text:list-item>
              <text:p text:style-name="P39">*: what it points to (“De-referencing”)</text:p>
            </text:list-item>
          </text:list>
        </text:list-item>
        <text:list-item>
          <text:p text:style-name="P39">Can change things in main from function with pointer given</text:p>
        </text:list-item>
        <text:list-item>
          <text:p text:style-name="P40">Ragged arrays: using pointers to conserve memory</text:p>
          <text:list>
            <text:list-item>
              <text:p text:style-name="P40">ex, an array of strings</text:p>
            </text:list-item>
            <text:list-item>
              <text:p text:style-name="P41">allocate an array of pointers to char</text:p>
            </text:list-item>
            <text:list-item>
              <text:p text:style-name="P42">char *names[5];</text:p>
            </text:list-item>
            <text:list-item>
              <text:p text:style-name="P42">to use, </text:p>
              <text:list>
                <text:list-item>
                  <text:p text:style-name="P42">names[i] = malloc(some size)</text:p>
                </text:list-item>
                <text:list-item>
                  <text:p text:style-name="P42">names[i] = “some string that fits in some size”</text:p>
                </text:list-item>
              </text:list>
            </text:list-item>
          </text:list>
        </text:list-item>
        <text:list-item>
          <text:p text:style-name="P41">Command line arguments</text:p>
          <text:list>
            <text:list-item>
              <text:p text:style-name="P41">these are given as arguments to main</text:p>
            </text:list-item>
            <text:list-item>
              <text:p text:style-name="P41">these are in the form of a ragged array</text:p>
            </text:list-item>
            <text:list-item>
              <text:p text:style-name="P41">syntax:</text:p>
              <text:list>
                <text:list-item>
                  <text:p text:style-name="P13">int main(int argc, char * argv[])</text:p>
                </text:list-item>
                <text:list-item>
                  <text:p text:style-name="P41">// you can make the names argc, argv whatever, but these are standard</text:p>
                </text:list-item>
                <text:list-item>
                  <text:p text:style-name="P41">//just use it that way</text:p>
                </text:list-item>
                <text:list-item>
                  <text:p text:style-name="P41">if you do:</text:p>
                  <text:list>
                    <text:list-item>
                      <text:p text:style-name="P41">int main(int argc, char *argv[])</text:p>
                    </text:list-item>
                    <text:list-item>
                      <text:p text:style-name="P74">{</text:p>
                    </text:list-item>
                    <text:list-item>
                      <text:p text:style-name="P41">//print each arg</text:p>
                    </text:list-item>
                    <text:list-item>
                      <text:p text:style-name="P74">}</text:p>
                    </text:list-item>
                    <text:list-item>
                      <text:p text:style-name="P41"><text:soft-page-break/>//we would get the name of the execution as the first arguments</text:p>
                    </text:list-item>
                  </text:list>
                </text:list-item>
              </text:list>
            </text:list-item>
            <text:list-item>
              <text:p text:style-name="P41">Null is special pointer, it is special because it is invalid and cannot be allocated to or used</text:p>
              <text:list>
                <text:list-item>
                  <text:p text:style-name="P41">it is a flag and a security thing to help stop mistakes</text:p>
                </text:list-item>
                <text:list-item>
                  <text:p text:style-name="P65">you can’t dereference null (assign a value)</text:p>
                </text:list-item>
              </text:list>
            </text:list-item>
          </text:list>
        </text:list-item>
        <text:list-item>
          <text:p text:style-name="P44">Memory on Heap</text:p>
          <text:list>
            <text:list-item>
              <text:p text:style-name="P41">Asking for memory on the heap is called <text:span text:style-name="T7">malloc( number of bytes)</text:span></text:p>
              <text:list>
                <text:list-item>
                  <text:p text:style-name="P44">if malloc can’t get memory, it returns NULL</text:p>
                </text:list-item>
              </text:list>
            </text:list-item>
            <text:list-item>
              <text:p text:style-name="P44">You release your memory when you no longer need some area of memory</text:p>
              <text:list>
                <text:list-item>
                  <text:p text:style-name="P44">free(pointer_that_you_got_from_malloc)</text:p>
                </text:list-item>
              </text:list>
            </text:list-item>
            <text:list-item>
              <text:p text:style-name="P59">If you don’t release memory, it will build up and this is called memory leaking. It makes large applications slow.</text:p>
            </text:list-item>
            <text:list-item>
              <text:p text:style-name="P67">4 functions in &lt;stdlib.h&gt;</text:p>
              <text:list>
                <text:list-item>
                  <text:p text:style-name="P14">void *malloc(size_t size);</text:p>
                  <text:list>
                    <text:list-item>
                      <text:p text:style-name="P44">type size_t is just an unsigned integer for number of bytes</text:p>
                    </text:list-item>
                    <text:list-item>
                      <text:p text:style-name="P44">essentially, “void *thing” means a pointer to some generic thing, so *thing is some thing, we don’t know, call it void</text:p>
                    </text:list-item>
                  </text:list>
                </text:list-item>
                <text:list-item>
                  <text:p text:style-name="P14">void free(void *ptr);</text:p>
                </text:list-item>
                <text:list-item>
                  <text:p text:style-name="P14">void * calloc(size_t nelems, size_t elem_size);</text:p>
                  <text:list>
                    <text:list-item>
                      <text:p text:style-name="P44">this defines an array, n<text:span text:style-name="T65">elems with n</text:span> elements in the array and each one has size elem_size</text:p>
                    </text:list-item>
                    <text:list-item>
                      <text:p text:style-name="P44">system just multiplies nelems with elem_size and allocates that and returns a pointer to that</text:p>
                    </text:list-item>
                    <text:list-item>
                      <text:p text:style-name="P45">Is slower since it sets memory to 0</text:p>
                    </text:list-item>
                  </text:list>
                </text:list-item>
                <text:list-item>
                  <text:p text:style-name="P14">void *realloc(void *ptr, size_t size);</text:p>
                  <text:list>
                    <text:list-item>
                      <text:p text:style-name="P44">reallocates a pointer to a new size</text:p>
                    </text:list-item>
                    <text:list-item>
                      <text:p text:style-name="P44">often quite <text:span text:style-name="T18">useful to make things larger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Arrays are always passed by reference</text:p>
          <text:list>
            <text:list-item>
              <text:p text:style-name="P42">they are not scalar objects, </text:p>
            </text:list-item>
            <text:list-item>
              <text:p text:style-name="P42">all arrays are pointers to the first element in an array, </text:p>
            </text:list-item>
            <text:list-item>
              <text:p text:style-name="P42">so:</text:p>
              <text:list>
                <text:list-item>
                  <text:p text:style-name="P42">int x[3] = {1,2,3}</text:p>
                </text:list-item>
                <text:list-item>
                  <text:p text:style-name="P42">printf(%d, *(x+1));</text:p>
                </text:list-item>
                <text:list-item>
                  <text:p text:style-name="P46"><text:soft-page-break/>prints 2</text:p>
                </text:list-item>
              </text:list>
            </text:list-item>
            <text:list-item>
              <text:p text:style-name="P46">Note, this means char x[] and char *x are exactly the same thing <text:span text:style-name="T65">(except in assignment!)</text:span>.</text:p>
            </text:list-item>
          </text:list>
        </text:list-item>
      </text:list>
      <text:p text:style-name="P5">–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108" text:outline-level="3"><text:soft-page-break/>Important Points:</text:h>
      <text:p text:style-name="P78">Point 1</text:p>
      <text:p text:style-name="P76"/>
      <text:p text:style-name="P78">Code X:</text:p>
      <text:p text:style-name="P78">int a[3] = {1,2,3};</text:p>
      <text:p text:style-name="P75"/>
      <text:p text:style-name="P78">Code y:</text:p>
      <text:p text:style-name="P78">int *a;</text:p>
      <text:p text:style-name="P78">a = (int *) malloc( 3 *sizeof(int));</text:p>
      <text:p text:style-name="P78">for (int <text:span text:style-name="T41">i</text:span> = 0; <text:span text:style-name="T66">i </text:span>&lt; 3; ++<text:span text:style-name="T41">i</text:span>)</text:p>
      <text:p text:style-name="P5">{</text:p>
      <text:p text:style-name="P101">a[i] = i + 1;</text:p>
      <text:p text:style-name="P5">}</text:p>
      <text:p text:style-name="P94"/>
      <text:p text:style-name="P1"><text:span text:style-name="T59">T</text:span><text:span text:style-name="T58">hese </text:span><text:span text:style-name="T59">are </text:span><text:span text:style-name="T60">exactl</text:span><text:span text:style-name="T61">y </text:span><text:span text:style-name="T58">the same except for the place they are allocated (the first on the stack, the second on the heap; </text:span><text:span text:style-name="T63">see </text:span><text:a xlink:type="simple" xlink:href="https://www.youtube.com/watch?v=wlJJgjdgvYE" text:style-name="Internet_20_link" text:visited-style-name="Visited_20_Internet_20_Link"><text:span text:style-name="T63">this link</text:span></text:a><text:span text:style-name="T58">) </text:span><text:span text:style-name="T64">and the fact that </text:span><text:span text:style-name="T62">a</text:span><text:span text:style-name="T64">’s place in y can be changed -that is, there is no memory cell whose value is the address of the array in code X</text:span><text:span text:style-name="T58">.</text:span></text:p>
      <text:p text:style-name="P95"/>
      <text:p text:style-name="P95">Point 1</text:p>
      <text:p text:style-name="P94">Same as <text:span text:style-name="T19">point</text:span> 1:</text:p>
      <text:p text:style-name="P96"/>
      <text:p text:style-name="P94">Code x:</text:p>
      <text:p text:style-name="P94">int matrix[2][2] = {{0,1}, {1,2}};</text:p>
      <text:p text:style-name="P94"/>
      <text:p text:style-name="P94">Code y:</text:p>
      <text:p text:style-name="P94">int **matrix;</text:p>
      <text:p text:style-name="P94">matrix = (int **) malloc( 2 * sizeof(int *));</text:p>
      <text:p text:style-name="P94">for (int i = 0; i &lt; 2; ++i)</text:p>
      <text:p text:style-name="P5">{</text:p>
      <text:p text:style-name="P109">matrix[I] = (int <text:span text:style-name="T12">) malloc( 2 * </text:span><text:s/>sizeof(int));</text:p>
      <text:p text:style-name="P109">for (int j = 0; j &lt; 2; ++j)</text:p>
      <text:p text:style-name="P77">{</text:p>
      <text:p text:style-name="P109">matrix[I][j] = I + j;</text:p>
      <text:p text:style-name="P77">}</text:p>
      <text:p text:style-name="P102"/>
      <text:p text:style-name="P5">}</text:p>
      <text:p text:style-name="P97"/>
      <text:p text:style-name="P97"/>
      <text:p text:style-name="P97"><text:soft-page-break/><text:span text:style-name="T19">Point </text:span><text:s/>3</text:p>
      <text:p text:style-name="P97"/>
      <text:p text:style-name="P94">In general, if I do:</text:p>
      <text:p text:style-name="P94"/>
      <text:p text:style-name="P94">&lt;type&gt; *var;</text:p>
      <text:p text:style-name="P94">var = ( &lt;type&gt; *) malloc( k * sizeof(&lt;type&gt;) );</text:p>
      <text:p text:style-name="P94"/>
      <text:p text:style-name="P94">assuming malloc can find the heap memory, it will return the address to a block of memory that has enough space to store k values of type &lt;type&gt;.</text:p>
      <text:p text:style-name="P94">Further, var IS an array of k &lt;type&gt;'s since arrays ARE pointers to a block of memory divided into <text:span text:style-name="T6">consecutive </text:span>sections based on the size of bits the type of objects it stores take up.</text:p>
      <text:p text:style-name="P94"/>
      <text:p text:style-name="P99">Pictorially:</text:p>
      <text:p text:style-name="P98"/>
      <text:p text:style-name="P100">on stack:</text:p>
      <text:p text:style-name="P101">var is:</text:p>
      <text:p text:style-name="P101">[ 123 @some_address]</text:p>
      <text:p text:style-name="P94"/>
      <text:p text:style-name="P94">... in heap:</text:p>
      <text:p text:style-name="P100"/>
      <text:p text:style-name="P101">[&lt;1st object of type &lt;type&gt; @123&gt; | &lt; 2nd object of type &lt;type&gt; @124&gt; | ... | &lt;kth object of type &lt;type&gt; @(123 + k - 1)&gt;] </text:p>
      <text:p text:style-name="P94"/>
      <text:p text:style-name="P97"><text:span text:style-name="T19">Point</text:span> 4:</text:p>
      <text:p text:style-name="P97"/>
      <text:p text:style-name="P94">*(x + i) is <text:span text:style-name="T6">exactly </text:span>the same as x[i]. </text:p>
      <text:p text:style-name="P80"><text:line-break/></text:p>
      <text:p text:style-name="P80"/>
      <text:p text:style-name="P81">Point 5:</text:p>
      <text:p text:style-name="P82">x → member </text:p>
      <text:p text:style-name="P82">is the same as (*x).member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3"><text:soft-page-break/>Chapter 8b</text:p>
      <text:p text:style-name="P43"/>
      <text:p text:style-name="P43"/>
      <text:list xml:id="list185053750194161" text:continue-numbering="true" text:style-name="L4">
        <text:list-item>
          <text:p text:style-name="P48">Odds and Ends</text:p>
          <text:list>
            <text:list-item>
              <text:p text:style-name="P48">unsigned integers</text:p>
              <text:list>
                <text:list-item>
                  <text:p text:style-name="P48">each type except char has unsigned part</text:p>
                  <text:list>
                    <text:list-item>
                      <text:p text:style-name="P48">ex: unsigned int, long, short, float, … and number is positive and zero</text:p>
                    </text:list-item>
                  </text:list>
                </text:list-item>
                <text:list-item>
                  <text:p text:style-name="P48">Often used as array indicies</text:p>
                </text:list-item>
              </text:list>
            </text:list-item>
            <text:list-item>
              <text:p text:style-name="P48">size_t is an unsigned int </text:p>
            </text:list-item>
            <text:list-item>
              <text:p text:style-name="P48">note that you need to look up implementation if bitshifting with unsigned integers</text:p>
            </text:list-item>
            <text:list-item>
              <text:p text:style-name="P3"><text:span text:style-name="T58">#IFNDEF, sources: </text:span><text:a xlink:type="simple" xlink:href="https://cs50.harvard.edu/resources/cppreference.com/preprocessor/preprocessor_if.html" text:style-name="Internet_20_link" text:visited-style-name="Visited_20_Internet_20_Link"><text:span text:style-name="T58">see this</text:span></text:a></text:p>
            </text:list-item>
          </text:list>
        </text:list-item>
        <text:list-item>
          <text:p text:style-name="P48">You can nest pointers</text:p>
          <text:list>
            <text:list-item>
              <text:p text:style-name="P48">The standard says at most to 12 levels deep.</text:p>
            </text:list-item>
            <text:list-item>
              <text:p text:style-name="P49">See the clear explanation above (the notes).</text:p>
            </text:list-item>
          </text:list>
        </text:list-item>
        <text:list-item>
          <text:p text:style-name="P49">Pointer Arithmetic</text:p>
          <text:list>
            <text:list-item>
              <text:p text:style-name="P49">int *p;</text:p>
            </text:list-item>
            <text:list-item>
              <text:p text:style-name="P49">p = (int *) malloc(k *sizeof(int));</text:p>
            </text:list-item>
            <text:list-item>
              <text:p text:style-name="P49">p[i] is *(p + i), the ith element in the array of k ints</text:p>
            </text:list-item>
            <text:list-item>
              <text:p text:style-name="P49">let q = p+k</text:p>
            </text:list-item>
            <text:list-item>
              <text:p text:style-name="P49">q – p is the length of the array <text:span text:style-name="T21">minus 1</text:span>, <text:span text:style-name="T21">(</text:span>k - <text:span text:style-name="T21">1)</text:span></text:p>
            </text:list-item>
            <text:list-item>
              <text:p text:style-name="P49">So, </text:p>
              <text:list>
                <text:list-item>
                  <text:p text:style-name="P49">subtracting two pointers, if done carefully, gives the number of elements between the two locations</text:p>
                </text:list-item>
                <text:list-item>
                  <text:p text:style-name="P50">Only works if the pointers are of the same type (e.g., both int *)</text:p>
                  <text:list>
                    <text:list-item>
                      <text:p text:style-name="P50">this is because, the number of bytes is used in the computation.</text:p>
                    </text:list-item>
                    <text:list-item>
                      <text:p text:style-name="P50">So if you cast a pointer to a different type when subtracting, and that type uses a different amount of bytes, the difference will chan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sizeof(void *ptr ) gives you the amount of <text:span text:style-name="T14">bytes</text:span> allocated to ptr <text:span text:style-name="T8">recursively</text:span>, NOT the amount of bits</text:p>
          <text:list>
            <text:list-item>
              <text:p text:style-name="P50">ex:</text:p>
              <text:list>
                <text:list-item>
                  <text:p text:style-name="P50">int *x;</text:p>
                </text:list-item>
                <text:list-item>
                  <text:p text:style-name="P50">x = malloc( k * sizeof(int));</text:p>
                </text:list-item>
                <text:list-item>
                  <text:p text:style-name="P50"><text:soft-page-break/>printf(“%d\n”, sizeof(x)); // this will print <text:span text:style-name="T27">k * </text:span><text:span text:style-name="T28">sizeof(int)</text:span></text:p>
                </text:list-item>
              </text:list>
            </text:list-item>
            <text:list-item>
              <text:p text:style-name="P51">ex:</text:p>
              <text:list>
                <text:list-item>
                  <text:p text:style-name="P51">int y[4][3];</text:p>
                </text:list-item>
                <text:list-item>
                  <text:p text:style-name="P51">printf(“%d”, sizeof(y)) // will print <text:span text:style-name="T31">12</text:span><text:span text:style-name="T24"> * </text:span><text:span text:style-name="T25">sizeof(int)</text:span></text:p>
                </text:list-item>
                <text:list-item>
                  <text:p text:style-name="P52"><text:span text:style-name="T25">printf(“%d”, sizeof(y</text:span><text:span text:style-name="T26">[0]</text:span><text:span text:style-name="T25">)) // will print </text:span><text:span text:style-name="T26">3</text:span><text:span text:style-name="T25"> * sizeof(int)</text:span></text:p>
                </text:list-item>
                <text:list-item>
                  <text:p text:style-name="P68">However, this only works in the scope where the ptr was defined. If you defined it in one scope but call it in another that fails.</text:p>
                  <text:list>
                    <text:list-item>
                      <text:p text:style-name="P69">int min( int *ptr)</text:p>
                    </text:list-item>
                    <text:list-item>
                      <text:p text:style-name="P69">{</text:p>
                      <text:list>
                        <text:list-item>
                          <text:p text:style-name="P69">int len = sizeof(ptr) / sizeof(int); // this will <text:span text:style-name="T12">FAIL</text:span></text:p>
                        </text:list-item>
                        <text:list-item>
                          <text:p text:style-name="P70">return len;</text:p>
                        </text:list-item>
                      </text:list>
                    </text:list-item>
                    <text:list-item>
                      <text:p text:style-name="P69">{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s/><text:span text:style-name="T22">Matrices and arrays</text:span></text:p>
          <text:list>
            <text:list-item>
              <text:p text:style-name="P53">Lots of good rules above</text:p>
              <text:list>
                <text:list-item>
                  <text:p text:style-name="P53">Including...</text:p>
                </text:list-item>
                <text:list-item>
                  <text:p text:style-name="P53">a == *&amp;a</text:p>
                </text:list-item>
                <text:list-item>
                  <text:p text:style-name="P53">*(a + <text:span text:style-name="T37">i</text:span>) =<text:span text:style-name="T42">=</text:span> a[i]</text:p>
                </text:list-item>
              </text:list>
            </text:list-item>
            <text:list-item>
              <text:p text:style-name="P4"><text:span text:style-name="T58">See </text:span><text:a xlink:type="simple" xlink:href="http://www.unixwiz.net/techtips/reading-cdecl.html" text:style-name="Internet_20_link" text:visited-style-name="Visited_20_Internet_20_Link"><text:span text:style-name="T58">this resource </text:span></text:a><text:span text:style-name="T58">for clear rules. Also note </text:span><text:a xlink:type="simple" xlink:href="https://www.quora.com/Is-there-a-difference-between-int-a-10-and-int-*a-10?redirected_qid=2860509" text:style-name="Internet_20_link" text:visited-style-name="Visited_20_Internet_20_Link"><text:span text:style-name="T58">this source</text:span></text:a><text:span text:style-name="T58">. Source for </text:span><text:a xlink:type="simple" xlink:href="http://en.cppreference.com/w/c/language/operator_precedence" text:style-name="Internet_20_link" text:visited-style-name="Visited_20_Internet_20_Link"><text:span text:style-name="T58">operator precedence</text:span></text:a><text:span text:style-name="T58">.</text:span></text:p>
              <text:list>
                <text:list-item>
                  <text:p text:style-name="P54">For clear rules, you essentially form a path from &lt;var name&gt; to &lt;type&gt; via precedence rules (and you can’t make ambig<text:span text:style-name="T23">u</text:span>ous stuff with precedence rules cause the <text:s/>compiler will yell at you</text:p>
                </text:list-item>
                <text:list-item>
                  <text:p text:style-name="P55">good idea to typedef long declarations </text:p>
                </text:list-item>
                <text:list-item>
                  <text:p text:style-name="P55">Note</text:p>
                  <text:list>
                    <text:list-item>
                      <text:p text:style-name="P55">int *p[10]; <text:s/>is int *(p[10])</text:p>
                      <text:list>
                        <text:list-item>
                          <text:p text:style-name="P55">which means if you index p (up to 10) and then derefrence that, you have an int</text:p>
                        </text:list-item>
                        <text:list-item>
                          <text:p text:style-name="P55">thus, p is an array of 10 int pointers</text:p>
                        </text:list-item>
                      </text:list>
                    </text:list-item>
                    <text:list-item>
                      <text:p text:style-name="P55">int (*p)[10]; </text:p>
                      <text:list>
                        <text:list-item>
                          <text:p text:style-name="P55">means dereference p and then index it up to 10 to get an integer</text:p>
                        </text:list-item>
                        <text:list-item>
                          <text:p text:style-name="P55">So, p is a pointer to an array of 10 integer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>Pointers, const, volatile</text:p>
          <text:list>
            <text:list-item>
              <text:p text:style-name="P56">Pointer assignment involves 2 things: pointer itself and pointee. Hence const can be used on either.</text:p>
              <text:list>
                <text:list-item>
                  <text:p text:style-name="P15"><text:soft-page-break/>const before * means content of ptr is const</text:p>
                  <text:list>
                    <text:list-item>
                      <text:p text:style-name="P15">const char *ptr; //only allowed to ptr++ and so on</text:p>
                    </text:list-item>
                  </text:list>
                </text:list-item>
                <text:list-item>
                  <text:p text:style-name="P15">const after * means ptr is constant</text:p>
                  <text:list>
                    <text:list-item>
                      <text:p text:style-name="P15">char * const ptr; // only allowed to change (*ptr) = 3 and so on</text:p>
                    </text:list-item>
                  </text:list>
                </text:list-item>
                <text:list-item>
                  <text:p text:style-name="P56">In both places, no changes at all:</text:p>
                  <text:list>
                    <text:list-item>
                      <text:p text:style-name="P56">const char * const ptr;</text:p>
                    </text:list-item>
                  </text:list>
                </text:list-item>
                <text:list-item>
                  <text:p text:style-name="P56">More complicated with many pointers. </text:p>
                  <text:list>
                    <text:list-item>
                      <text:p text:style-name="P56">essentially, const modifies what is to it’s right, based on where is *</text:p>
                    </text:list-item>
                  </text:list>
                </text:list-item>
                <text:list-item>
                  <text:p text:style-name="P56">volatile, same rules and it means something can be changed outside of your program</text:p>
                </text:list-item>
              </text:list>
            </text:list-item>
          </text:list>
        </text:list-item>
        <text:list-item>
          <text:p text:style-name="P56">Generic pointers</text:p>
          <text:list>
            <text:list-item>
              <text:p text:style-name="P56">void *ptr;</text:p>
            </text:list-item>
            <text:list-item>
              <text:p text:style-name="P56">You later on commit it to some type by casting the malloc return to (int *)</text:p>
              <text:list>
                <text:list-item>
                  <text:p text:style-name="P57">to keep in simple, always use a cast from void * to say (char *)</text:p>
                </text:list-item>
              </text:list>
            </text:list-item>
            <text:list-item>
              <text:p text:style-name="P66">cannot de-refernce a void *</text:p>
              <text:list>
                <text:list-item>
                  <text:p text:style-name="P58">ex: can’t</text:p>
                  <text:list>
                    <text:list-item>
                      <text:p text:style-name="P58">void *x; *x = 3;</text:p>
                    </text:list-item>
                  </text:list>
                </text:list-item>
              </text:list>
            </text:list-item>
            <text:list-item>
              <text:p text:style-name="P57">can assign any pointer to and from a void *</text:p>
            </text:list-item>
            <text:list-item>
              <text:p text:style-name="P57"><text:s/><text:span text:style-name="T30">look at this compare func for quicksort</text:span></text:p>
            </text:list-item>
          </text:list>
        </text:list-item>
      </text:list>
      <text:p text:style-name="P104">#include &lt;stdio.h&gt;</text:p>
      <text:p text:style-name="P104">#include &lt;stdlib.h&gt;</text:p>
      <text:p text:style-name="P104">#include &lt;string.h&gt;</text:p>
      <text:p text:style-name="P106"/>
      <text:p text:style-name="P104">int comp(const void*, const void*);</text:p>
      <text:p text:style-name="P106"/>
      <text:p text:style-name="P104">int main() {</text:p>
      <text:p text:style-name="P105"><text:s text:c="4"/><text:span text:style-name="T29">char* strings[] =</text:span></text:p>
      <text:p text:style-name="P105"><text:s text:c="8"/><text:span text:style-name="T29">{"how", "now", "brown", "cow"};</text:span></text:p>
      <text:p text:style-name="P105"><text:s text:c="4"/><text:span text:style-name="T29">const unsigned int nstr =</text:span></text:p>
      <text:p text:style-name="P105"><text:s text:c="8"/><text:span text:style-name="T29">sizeof strings / sizeof strings[0];</text:span></text:p>
      <text:p text:style-name="P105"><text:s text:c="4"/><text:span text:style-name="T29">unsigned int i;</text:span></text:p>
      <text:p text:style-name="P105"><text:s text:c="4"/></text:p>
      <text:p text:style-name="P105"><text:s text:c="4"/><text:span text:style-name="T29">qsort(strings, nstr, sizeof strings[0], comp);</text:span></text:p>
      <text:p text:style-name="P105"><text:s text:c="4"/><text:span text:style-name="T29">for (i = 0; i &lt; nstr; ++i)</text:span></text:p>
      <text:p text:style-name="P105"><text:s text:c="8"/><text:span text:style-name="T29">puts(strings[i]);</text:span></text:p>
      <text:p text:style-name="P105"><text:s text:c="4"/><text:span text:style-name="T29">return 0;</text:span></text:p>
      <text:p text:style-name="P104">}</text:p>
      <text:p text:style-name="P106"/>
      <text:p text:style-name="P104">int comp(const void *p1, const void *p2) {</text:p>
      <text:p text:style-name="P105"><text:s text:c="4"/><text:span text:style-name="T29">char* a = *(char **) p1;</text:span></text:p>
      <text:p text:style-name="P105"><text:s text:c="4"/><text:span text:style-name="T29">char* b = *(char **) p2;</text:span></text:p>
      <text:p text:style-name="P105"><text:soft-page-break/><text:s text:c="4"/><text:span text:style-name="T29">return strcmp(a,b);</text:span></text:p>
      <text:p text:style-name="P107">}</text:p>
      <text:list xml:id="list2285834407138780286" text:style-name="L5">
        <text:list-item>
          <text:p text:style-name="P92"><text:span text:style-name="T33">c</text:span><text:span text:style-name="T32">ont..</text:span></text:p>
          <text:list>
            <text:list-item>
              <text:p text:style-name="P93"><text:span text:style-name="T33">Quicksort takes in an array, length of the array, </text:span><text:span text:style-name="T34">element size in bytes, compare function that takes in two void * pointers and returns an int and sorts the array in ascending order</text:span></text:p>
              <text:list>
                <text:list-item>
                  <text:p text:style-name="P84">we calculate length of any array x as: sizeof(x) / sizeof(x[0]) <text:s/>(size of arrray /size of each element)</text:p>
                </text:list-item>
              </text:list>
            </text:list-item>
            <text:list-item>
              <text:p text:style-name="P85">comp takes in void *p1, void *p2 and returns a negative int iff *p1 &lt; *p2, positive int iff *p1 &gt; *p2 and 0 if equal (the first call is p1 is &amp;array[0] and p2 is &amp;array[1])</text:p>
            </text:list-item>
          </text:list>
        </text:list-item>
        <text:list-item>
          <text:p text:style-name="P86">Function pointers</text:p>
          <text:list>
            <text:list-item>
              <text:p text:style-name="P86">these can be passed to another function via pointers</text:p>
            </text:list-item>
            <text:list-item>
              <text:p text:style-name="P86">a function without its argument list is a pointer to that func</text:p>
              <text:list>
                <text:list-item>
                  <text:p text:style-name="P86">like the comp in qsort</text:p>
                </text:list-item>
                <text:list-item>
                  <text:p text:style-name="P86">No need for explicit indirection with &amp; or *</text:p>
                </text:list-item>
              </text:list>
            </text:list-item>
            <text:list-item>
              <text:p text:style-name="P87">Declare:</text:p>
              <text:list>
                <text:list-item>
                  <text:p text:style-name="P87">&lt;return type&gt; (*fp) (const char *, …) = printf;</text:p>
                  <text:list>
                    <text:list-item>
                      <text:p text:style-name="P87">// we could do &amp;printf, but not needed b/c compiler smart</text:p>
                    </text:list-item>
                  </text:list>
                </text:list-item>
                <text:list-item>
                  <text:p text:style-name="P87">fp(“Hello world!\n”)</text:p>
                  <text:list>
                    <text:list-item>
                      <text:p text:style-name="P88">// <text:span text:style-name="T35">could do (*fp)(“Hello world\n”), but not needed</text:span></text:p>
                    </text:list-item>
                  </text:list>
                </text:list-item>
              </text:list>
            </text:list-item>
            <text:list-item>
              <text:p text:style-name="P89">Define an array of pointers to functions</text:p>
              <text:list>
                <text:list-item>
                  <text:p text:style-name="P89">&lt;return type&gt; (*farray[k]) (&lt;return type(s)&gt;) = { func1, func2, …, funck };</text:p>
                </text:list-item>
                <text:list-item>
                  <text:p text:style-name="P89">Recall that [] is higher precedence than *</text:p>
                </text:list-item>
              </text:list>
            </text:list-item>
          </text:list>
        </text:list-item>
        <text:list-item>
          <text:p text:style-name="P89">Incomplete types</text:p>
          <text:list>
            <text:list-item>
              <text:p text:style-name="P90">partially specificed types</text:p>
            </text:list-item>
            <text:list-item>
              <text:p text:style-name="P90">Two categories</text:p>
              <text:list>
                <text:list-item>
                  <text:p text:style-name="P90">array of unknown size</text:p>
                  <text:list>
                    <text:list-item>
                      <text:p text:style-name="P90">extern int a[]; //(can be accessed from another file, and you will need to malloc)</text:p>
                    </text:list-item>
                  </text:list>
                </text:list-item>
                <text:list-item>
                  <text:p text:style-name="P90">structure declaration</text:p>
                  <text:list>
                    <text:list-item>
                      <text:p text:style-name="P90">struct foo; //forward declaration</text:p>
                    </text:list-item>
                    <text:list-item>
                      <text:p text:style-name="P90">This allows information hiding, (see .../data structures/stack/stack.h, typedef-ing struct private in struct.c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Summary</text:p>
          <text:list>
            <text:list-item>
              <text:p text:style-name="P90"><text:soft-page-break/>Pointer refers to any C type;</text:p>
              <text:list>
                <text:list-item>
                  <text:p text:style-name="P90">data types and function types</text:p>
                </text:list-item>
              </text:list>
            </text:list-item>
            <text:list-item>
              <text:p text:style-name="P90">Arrays are pointers to first the element in a block of memory</text:p>
              <text:list>
                <text:list-item>
                  <text:p text:style-name="P90">key execption, sizeof in the scope that the array was declared is recursive</text:p>
                </text:list-item>
              </text:list>
            </text:list-item>
            <text:list-item>
              <text:p text:style-name="P90">const can modify pointer or its pointee or both</text:p>
            </text:list-item>
            <text:list-item>
              <text:p text:style-name="P90">void * supports generic behavior with a general function</text:p>
            </text:list-item>
            <text:list-item>
              <text:p text:style-name="P90">Incomplete types allow information hiding</text:p>
              <text:list>
                <text:list-item>
                  <text:p text:style-name="P90">stack example</text:p>
                </text:list-item>
              </text:list>
            </text:list-item>
          </text:list>
        </text:list-item>
      </text:list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" svg:font-family="garamond, 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M Roman 12" svg:font-family="'LM Roman 12'" style:font-pitch="variable"/>
    <style:font-face style:name="LM Roman 7" svg:font-family="'LM Roman 7'" style:font-pitch="variable"/>
    <style:font-face style:name="Latin Modern Math" svg:font-family="'Latin Modern Math'" style:font-pitch="variable"/>
    <style:font-face style:name="TeXGyreTermes" svg:font-family="TeXGyreTermes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12-20T18:50:52.214578239</dc:date>
    <meta:editing-duration>P1DT3H27M30S</meta:editing-duration>
    <meta:editing-cycles>38</meta:editing-cycles>
    <meta:document-statistic meta:table-count="0" meta:image-count="0" meta:object-count="0" meta:page-count="17" meta:paragraph-count="435" meta:word-count="3206" meta:character-count="15936" meta:non-whitespace-character-count="13421"/>
  </office:meta>
</office:document-meta>
</file>